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ello {d.firstname} {d.lastname} !</text:p>
      <text:p text:style-name="Standard"/>
      <text:p text:style-name="Standard">Amount<text:s/>VND : {d.amount:formatC(4,'VND')}</text:p>
      <text:p text:style-name="Standard"/>
      <text:p text:style-name="Standard">Amount USD (silent): {d.amount:formatC(4)}</text:p>
      <text:p text:style-name="Standard"/>
      <text:p text:style-name="Standard">Amount USD: {d.amount:formatC(4,'USD')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an Lysne</dc:creator>
    <meta:creation-date>2017-06-06T00:18:00Z</meta:creation-date>
    <dc:date>2024-04-01T12:00:00Z</dc:date>
    <meta:template xlink:href="Normal.dotm" xlink:type="simple"/>
    <meta:editing-cycles>7</meta:editing-cycles>
    <meta:editing-duration>PT240S</meta:editing-duration>
    <meta:document-statistic meta:page-count="1" meta:paragraph-count="1" meta:word-count="24" meta:character-count="162" meta:row-count="1" meta:non-whitespace-character-count="139"/>
  </office:meta>
</office:document-meta>
</file>